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6802978316753836013" text:style-name="L1">
        <text:list-item>
          <text:list>
            <text:list-header>
              <text:p text:style-name="P27"><text:s text:c="6"/></text:p>
            </text:list-header>
          </text:list>
        </text:list-item>
      </text:list>
      <text:p text:style-name="P9"/>
      <text:p text:style-name="P9"/>
      <text:p text:style-name="P24"><text:soft-page-break/><text:span text:style-name="T2">Sat 5/27/2107 </text:span>4.5 miles</text:p>
      <text:p text:style-name="P23">I ran 4 miles on hilly roads in 37:28 or 9:21/mile.</text:p>
      <text:p text:style-name="P23">Splits: 11:08, 9:14, 8:50, 8:16</text:p>
      <text:p text:style-name="P23">I warmed down with a half mile in about 5:00.</text:p>
      <text:p text:style-name="P23"/>
      <text:p text:style-name="P23">Sun 5/28/2017 <text:span text:style-name="T1">no running</text:span></text:p>
      <text:p text:style-name="P24"/>
      <text:p text:style-name="P23">Mon 5/29/2017<text:span text:style-name="T1"> 6.1 miles</text:span></text:p>
      <text:p text:style-name="P23">I<text:span text:style-name="T1"> </text:span>warmed up by running 3 miles at various paces.</text:p>
      <text:p text:style-name="P23">Then I ran the hilly Meadville “Human Race” 5K. Time: 24:29</text:p>
      <text:p text:style-name="P23">Mile split: 7:49, 8:12, 7:37 </text:p>
      <text:p text:style-name="P23">I should have warmed down but after talking to other runners I ran out of time.</text:p>
      <text:p text:style-name="P23"/>
      <text:p text:style-name="P23">Tues 5/30/2017 <text:span text:style-name="T1">6 miles</text:span></text:p>
      <text:p text:style-name="P23">I ran 2 miles on hilly roads and averaged 10:16/mile in Meadville.</text:p>
      <text:p text:style-name="P23">In the afternoon I walked 4 miles on the towpath in Cuyahoga National Park, Ohio. </text:p>
      <text:p text:style-name="P23"><text:s/></text:p>
      <text:p text:style-name="P23">Wed 5/31/2017 <text:span text:style-name="T1">2 miles</text:span></text:p>
      <text:p text:style-name="P23">I walked 2 miles in a park near Cleveland. </text:p>
      <text:p text:style-name="P23"/>
      <text:p text:style-name="P23">Thurs 6/1/2017 <text:span text:style-name="T1">5 miles</text:span></text:p>
      <text:p text:style-name="P23">I ran 5 miles on hilly roads in Meadville. <text:s/>The average pace was 10:17/mile.</text:p>
      <text:p text:style-name="P23"/>
      <text:p text:style-name="P23">Fri 6/2/2017 <text:span text:style-name="T1">4.5 miles</text:span></text:p>
      <text:p text:style-name="P23">I walked and ran 4.5 miles on mainly level ground and averaged about 13:30/mile. <text:s/>I walked about twice as much as I ran.</text:p>
      <text:p text:style-name="P23"/>
      <text:p text:style-name="P24">28.1 miles in the last week </text:p>
      <text:p text:style-name="P24"/>
      <text:p text:style-name="P9"/>
      <text:p text:style-name="P10"><text:soft-page-break/>Sat 6/3/2017 <text:span text:style-name="T1">10.5 miles</text:span></text:p>
      <text:p text:style-name="P10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0">First 5 mile splits: <text:s text:c="4"/>10:03, 9:41, 9:39, 9:30, 9:30</text:p>
      <text:p text:style-name="P10">Second 5 mile splits: <text:s text:c="2"/>9:37, 9:23, 8:56, 8:22, 8:04</text:p>
      <text:p text:style-name="P10">I warmed down with a ½ mile jog.</text:p>
      <text:p text:style-name="P10"/>
      <text:p text:style-name="P23"/>
      <text:p text:style-name="P23"/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6-03T09:03:35.89</dc:date>
    <dc:creator>James Lombardi</dc:creator>
    <meta:editing-duration>P1DT5H32M9S</meta:editing-duration>
    <meta:editing-cycles>224</meta:editing-cycles>
    <meta:document-statistic meta:table-count="0" meta:image-count="0" meta:object-count="0" meta:page-count="12" meta:paragraph-count="258" meta:word-count="3243" meta:character-count="15873"/>
  </office:meta>
</office:document-meta>
</file>